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20.01.09 16:05   |   <text:a xlink:type="simple" xlink:href="http://palinfo.habago.org/Entry?Command=Information_PrintForum&amp;#FORUM38388"><text:span text:style-name="T1">#</text:span></text:a></text:p>
      <text:p text:style-name="P2">卡韓政變 (230)：國產零零漆澳洲蒙難記 <text:line-break/><text:line-break/>陳真 2020. 01. 09. <text:line-break/><text:line-break/><text:line-break/>穎芝， <text:line-break/><text:line-break/>謊言有兩種，一種白色，一種黑色。白色是為了保護別人，保護自己，保護大家，黑色則是為了害人。每個人都會說謊，但並不是每個人都會說黑色的謊言。 <text:line-break/><text:line-break/>當一個人因為某種目的或利益而說謊害人時，我就會從此對這個人失去信任，即便他過去曾經有多大的功勞或說過多少誠實話也一樣，基本信任一旦被摧毀，就永遠摧毀。蔡正元就是一例。 <text:line-break/><text:line-break/>還記得當初蔡正元幫吳敦義和郭台銘等人一搭一唱如何抹黑韓國瑜私下拿了什麼企業家的四千多萬元的鬼話嗎？韓國瑜的超高民調就是從那時候迅速崩盤，因為一大堆媒體、名嘴及政客全被郭台銘給收買了。前後長達三、四個月的時間，整個黑韓的主力部隊就是郭台銘和傳統國民黨政客聯手使壞，非常卑劣無恥。 <text:line-break/><text:line-break/>黑完上半場，韓國瑜初選依然大勝，馬上就轉入下半場，換上更凶猛無恥的民進黨，一路黑韓到現在，造謠抹黑，分分秒秒不間斷。 <text:line-break/><text:line-break/>我沒細看蔡正元這場記者會，只是前前後後跳著看了大約五分鐘。我的想法可以做成幾個結論： <text:line-break/><text:line-break/>1. 共諜案當然是假的。那只能騙三歲小孩。這位假共諜完全就是個詐財謀利的慣犯，一個四處招搖撞騙的小騙子。 <text:line-break/><text:line-break/>2. 當一個人長期依靠詐騙謀利時，基本上他的言論其實就可以直接當成放屁而根本不須理會了，因為你無從知道哪些是真哪些是假，只知道一切目的都只是為了錢。 <text:line-break/><text:line-break/>3. 我同樣也不相信蔡正元。理由如前所述。當一個人有了黑色謊言的前科時，你就應該從此對他的一切言論都要小心提防。誰知道會不會是為了黑韓所策畫的反間計或反反間計或反反反間計？ <text:line-break/><text:line-break/>4. 特別是在選舉前夕，我認為，對任何一方的指控都很不道德，因為對方將根本沒有足夠的時間做出澄清或回應。 <text:line-break/><text:line-break/>民進黨之所以令人厭惡就是他很習慣在選前一刻使出奧步。我不知道蔡正元這些指控 "本身" 算不算奧步，但是，投票前夕做出這類尚未得到確認的各種片面指控，基本上就是奧步不是嗎？民進黨很齷齪，國民黨難道也要學習這一套嗎？ <text:line-break/><text:line-break/>還是說，這個奧步其實是針對韓國瑜？因為，這只會使韓失分，而非得分；人民會有一種 "你們藍綠這些人都是一丘之貉，心機都很複雜、行事作風都很不光明磊落" 的印象。這對乾乾淨淨、光明磊落的韓國瑜其實是很不利的。 <text:line-break/><text:line-break/>5. 我不相信蔡正元，因為這裏頭根本沒有什麼救不救人的問題。一個有錢人被指控是間諜共犯，倘若他根本就是王立強無恥騙局的一個無辜受害者，他哪需要人家救？台灣司法再怎麼黑暗，也不至於去構陷一個全然無辜的有錢人。當一個有錢人被賊莫名其妙咬一口時，他一定是心安理得地尋求法律途徑還自己清白，而不是去找蔡正元來救他，又不是在演好萊塢黑幫電影。 <text:line-break/><text:line-break/>6. 我不知道王立強這個假共諜案背後的政治牽扯有多深，但我相信，它是美、澳之間的一種共謀，而這共謀究竟是製片、導演或編劇？抑或只是剛好遇到一個騙子胡說八道，然後就順水推舟，弄出一齣相當腦殘、有點像荒謬喜劇的黑韓小菜。 <text:line-break/><text:line-break/>7. 另一方面，我也不相信什麼邱義仁會帶 "一大筆錢" 去收買這樣一個腦殘騙子要他化身為可笑的007。為什麼呢？道理很簡單。民進黨很壞很壞，但他們一點都不笨，他們不可能主動創造這齣戲；邱義仁更是不可能，因為他是人渣黨裏頭最陰險、頭腦最好的人。他不至於蠢成這樣。況且，民進黨只是美國的一條狗，狗哪來本事自己導戲要主人配合？ <text:line-break/><text:line-break/>8. 結論也許是這樣：一個小騙子想撈點錢，或是想騙取政治庇護身份，於是就瞎掰一堆好萊塢情報員的笑死人情節。然後，各方勢力便開始藉機渲染與炒作。共同目標只有一個：黑韓。 <text:line-break/><text:line-break/>學姐過去曾在英國的一個很大的國際難民機構當了好幾年的法律代表，經常聽她講一堆來自世界各國稀奇古怪十分好笑的 "政治受難" 情節。這些難民，往往來自一些政治內部衝突得很厲害的國家或戰亂地區，例如印度或非洲等國。他們為了逃離苦難家園，或是想來到英國尋找更好的生活，往往就只好瞎掰各種受難情節或政治經歷，以便尋求政治庇護。 <text:line-break/><text:line-break/>我不是說王立強是這樣。他不是。他就是個前科累累的騙子，但他所瞎掰的情報員故事，聽起來一點都不陌生。我願意幫忙潤飾一下，寫個劇本，應該可以拍成一部好萊塢電影，突顯這個可憐的小騙子後面一堆大騙子之卑鄙、可笑與荒唐。 <text:line-break/><text:line-break/>p.s.：大家別在這聊天了，等一下不是要在凱道百萬庶民集會嗎？大家還不趕快去？明天是在高雄辦「選前之夜」，一些同學、同事及朋友個個攜家帶眷、扶老攜幼都要去參加，也來邀我，但我正苦惱著如何可能帶著一個相當好動的四歲小韓粉突破重重人潮，前往參加。(你只要說「韓國瑜」，她就會大喊「凍蒜」。) <text:line-break/><text:line-break/>p.p.s.: 萬康，我去菜市場買菜，人家一般都是叫我「少年仔」。</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